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bc469" officeooo:paragraph-rsid="000bc469"/>
    </style:style>
    <style:style style:name="P2" style:family="paragraph" style:parent-style-name="Heading_20_3">
      <style:text-properties officeooo:rsid="000bc469" officeooo:paragraph-rsid="000bc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Maps</text:h>
      <text:p text:style-name="P1">This document should feature all the areas in the game. Including area maps and world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5-20T16:16:19.691000000</dc:date>
    <meta:document-statistic meta:table-count="0" meta:image-count="0" meta:object-count="0" meta:page-count="1" meta:paragraph-count="2" meta:word-count="17" meta:character-count="94" meta:non-whitespace-character-count="79"/>
    <meta:user-defined meta:name="Info 1"/>
    <meta:user-defined meta:name="Info 2"/>
    <meta:user-defined meta:name="Info 3"/>
    <meta:user-defined meta:name="Info 4"/>
  </office:meta>
</office:document-meta>
</file>